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A0000023E5BB9A24C85BC6A9B.png" manifest:media-type="image/png"/>
  <manifest:file-entry manifest:full-path="Pictures/1000020100000320000002C35B580D83FD2C249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9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772cm" svg:height="6cm" svg:x="7.75cm" svg:y="1.25cm">
          <draw:image xlink:href="Pictures/1000020100000320000002C35B580D83FD2C2492.png" xlink:type="simple" xlink:show="embed" xlink:actuate="onLoad" draw:mime-type="image/png">
            <text:p/>
          </draw:image>
        </draw:frame>
        <draw:frame draw:style-name="gr1" draw:text-style-name="P1" draw:layer="layout" svg:width="6.206cm" svg:height="7.515cm" svg:x="8.25cm" svg:y="17.701cm">
          <draw:image xlink:href="Pictures/10000201000001DA0000023E5BB9A24C85BC6A9B.png" xlink:type="simple" xlink:show="embed" xlink:actuate="onLoad" draw:mime-type="image/png">
            <text:p/>
          </draw:image>
        </draw:frame>
        <draw:frame draw:style-name="gr2" draw:text-style-name="P2" draw:layer="layout" svg:width="14.75cm" svg:height="10cm" svg:x="4.317cm" svg:y="10.019cm">
          <draw:text-box>
            <text:p>LINUX ONLY BEYOND THIS POINT ANY WINDOWS MACHINES WILL BE TERMINATED WITHOUT WARNING DISRESPECT TO THE PENGUIN TUX WILL RESULT IN ANOTHER WINDOWS MACHINE TERMNINATION 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19T18:29:14.270855536</meta:creation-date>
    <dc:date>2021-08-19T18:42:57.536269276</dc:date>
    <meta:editing-duration>PT2M43S</meta:editing-duration>
    <meta:editing-cycles>1</meta:editing-cycles>
    <meta:document-statistic meta:object-count="3"/>
    <meta:generator>LibreOffice/7.0.6.2$Linux_X86_64 LibreOffice_project/00$Build-2</meta:generator>
  </office:meta>
</office:document-meta>
</file>